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7" style:family="paragraph" style:parent-style-name="Text_20_body">
      <style:text-properties fo:language="ru" fo:country="RU"/>
    </style:style>
    <style:style style:name="P18" style:family="paragraph" style:parent-style-name="Text_20_body">
      <style:paragraph-properties fo:text-align="justify" style:justify-single-word="false"/>
      <style:text-properties fo:language="ru" fo:country="RU"/>
    </style:style>
    <style:style style:name="P19" style:family="paragraph" style:parent-style-name="Text_20_body">
      <style:paragraph-properties fo:text-align="justify" style:justify-single-word="false"/>
    </style:style>
    <style:style style:name="P20" style:family="paragraph" style:parent-style-name="Text_20_body">
      <style:paragraph-properties fo:margin-top="0cm" fo:margin-bottom="0.212cm" fo:text-align="justify" style:justify-single-word="false"/>
      <style:text-properties fo:language="ru" fo:country="RU"/>
    </style:style>
    <style:style style:name="P21" style:family="paragraph" style:parent-style-name="Text_20_body">
      <style:paragraph-properties fo:margin-top="0cm" fo:margin-bottom="0.212cm" fo:text-align="justify" style:justify-single-word="false"/>
      <style:text-properties fo:language="en" fo:country="US"/>
    </style:style>
    <style:style style:name="P22" style:family="paragraph" style:parent-style-name="Text_20_body">
      <style:paragraph-properties fo:margin-top="0cm" fo:margin-bottom="0.212cm" fo:text-align="justify" style:justify-single-word="false"/>
      <style:text-properties style:use-window-font-color="true" fo:language="ru" fo:country="RU"/>
    </style:style>
    <style:style style:name="P23"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4" style:family="paragraph" style:parent-style-name="Text_20_body">
      <style:paragraph-properties fo:margin-top="0cm" fo:margin-bottom="0.212cm" fo:text-align="justify" style:justify-single-word="false"/>
      <style:text-properties fo:color="#ff3333" fo:language="ru" fo:country="RU"/>
    </style:style>
    <style:style style:name="P25"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6" style:family="paragraph" style:parent-style-name="First_20_line_20_indent">
      <style:text-properties fo:language="ru" fo:country="RU"/>
    </style:style>
    <style:style style:name="P27" style:family="paragraph" style:parent-style-name="First_20_line_20_indent">
      <style:text-properties fo:font-size="15pt" fo:language="ru" fo:country="RU" style:font-size-asian="15pt" style:font-size-complex="15pt"/>
    </style:style>
    <style:style style:name="P28" style:family="paragraph" style:parent-style-name="First_20_line_20_indent">
      <style:paragraph-properties fo:margin-left="0cm" fo:margin-right="0cm" fo:text-indent="0cm" style:auto-text-indent="false"/>
      <style:text-properties fo:language="ru" fo:country="RU"/>
    </style:style>
    <style:style style:name="P29" style:family="paragraph" style:parent-style-name="Text_20_body">
      <style:paragraph-properties fo:margin-left="0cm" fo:margin-right="0cm" fo:margin-top="0cm" fo:margin-bottom="0.212cm" fo:text-align="justify" style:justify-single-word="false" fo:text-indent="0cm" style:auto-text-indent="false"/>
    </style:style>
    <style:style style:name="P30"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1"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5"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6" style:family="paragraph" style:parent-style-name="Text_20_body">
      <style:paragraph-properties fo:margin-left="0cm" fo:margin-right="0cm" fo:text-align="justify" style:justify-single-word="false" fo:text-indent="0cm" style:auto-text-indent="false"/>
    </style:style>
    <style:style style:name="P37"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cm" style:auto-text-indent="false"/>
      <style:text-properties fo:language="en" fo:country="US"/>
    </style:style>
    <style:style style:name="P39" style:family="paragraph" style:parent-style-name="Text_20_body">
      <style:paragraph-properties fo:margin-left="0cm" fo:margin-right="0cm" fo:text-align="center" style:justify-single-word="false" fo:text-indent="0cm" style:auto-text-indent="false"/>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1">
      <style:paragraph-properties fo:text-align="justify" style:justify-single-word="false"/>
      <style:text-properties fo:language="ru" fo:country="RU"/>
    </style:style>
    <style:style style:name="P42" style:family="paragraph" style:parent-style-name="Text_20_body" style:list-style-name="L2">
      <style:paragraph-properties fo:text-align="justify" style:justify-single-word="false"/>
      <style:text-properties fo:language="ru" fo:country="RU"/>
    </style:style>
    <style:style style:name="P43" style:family="paragraph" style:parent-style-name="Text_20_body" style:list-style-name="L9">
      <style:paragraph-properties fo:text-align="justify" style:justify-single-word="false"/>
      <style:text-properties fo:language="ru" fo:country="RU"/>
    </style:style>
    <style:style style:name="P44" style:family="paragraph" style:parent-style-name="Text_20_body" style:list-style-name="L10">
      <style:paragraph-properties fo:text-align="justify" style:justify-single-word="false"/>
      <style:text-properties fo:language="ru" fo:country="RU"/>
    </style:style>
    <style:style style:name="P45" style:family="paragraph" style:parent-style-name="Text_20_body" style:list-style-name="L11">
      <style:paragraph-properties fo:text-align="justify" style:justify-single-word="false"/>
      <style:text-properties fo:language="ru" fo:country="RU"/>
    </style:style>
    <style:style style:name="P46" style:family="paragraph" style:parent-style-name="Text_20_body" style:list-style-name="L3">
      <style:text-properties fo:language="ru" fo:country="RU"/>
    </style:style>
    <style:style style:name="P47" style:family="paragraph" style:parent-style-name="Text_20_body" style:list-style-name="L7">
      <style:text-properties fo:language="ru" fo:country="RU"/>
    </style:style>
    <style:style style:name="P48" style:family="paragraph" style:parent-style-name="Text_20_body" style:list-style-name="L8">
      <style:text-properties fo:language="ru" fo:country="RU"/>
    </style:style>
    <style:style style:name="P49"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0"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1"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53"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4"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5" style:family="paragraph" style:parent-style-name="Text_20_body" style:list-style-name="L22">
      <style:paragraph-properties fo:margin-left="0cm" fo:margin-right="0cm" fo:margin-top="0cm" fo:margin-bottom="0.212cm" fo:text-align="justify" style:justify-single-word="false" fo:text-indent="0.499cm" style:auto-text-indent="false"/>
      <style:text-properties fo:language="ru" fo:country="RU"/>
    </style:style>
    <style:style style:name="P56" style:family="paragraph" style:parent-style-name="Text_20_body" style:list-style-name="L23">
      <style:paragraph-properties fo:margin-left="0cm" fo:margin-right="0cm" fo:margin-top="0cm" fo:margin-bottom="0.212cm" fo:text-align="justify" style:justify-single-word="false" fo:text-indent="0.499cm" style:auto-text-indent="false"/>
      <style:text-properties fo:language="ru" fo:country="RU"/>
    </style:style>
    <style:style style:name="P57" style:family="paragraph" style:parent-style-name="Text_20_body" style:list-style-name="L24">
      <style:paragraph-properties fo:margin-left="0cm" fo:margin-right="0cm" fo:margin-top="0cm" fo:margin-bottom="0.212cm" fo:text-align="justify" style:justify-single-word="false" fo:text-indent="0.499cm" style:auto-text-indent="false"/>
      <style:text-properties fo:language="ru" fo:country="RU"/>
    </style:style>
    <style:style style:name="P58" style:family="paragraph" style:parent-style-name="Text_20_body" style:list-style-name="L13">
      <style:paragraph-properties fo:margin-top="0cm" fo:margin-bottom="0.212cm" fo:text-align="justify" style:justify-single-word="false"/>
      <style:text-properties fo:language="ru" fo:country="RU"/>
    </style:style>
    <style:style style:name="P59" style:family="paragraph" style:parent-style-name="Text_20_body" style:list-style-name="L14">
      <style:paragraph-properties fo:margin-top="0cm" fo:margin-bottom="0.212cm" fo:text-align="justify" style:justify-single-word="false"/>
      <style:text-properties fo:language="ru" fo:country="RU"/>
    </style:style>
    <style:style style:name="P60" style:family="paragraph" style:parent-style-name="Text_20_body" style:list-style-name="L15">
      <style:paragraph-properties fo:margin-top="0cm" fo:margin-bottom="0.212cm" fo:text-align="justify" style:justify-single-word="false"/>
      <style:text-properties fo:language="ru" fo:country="RU"/>
    </style:style>
    <style:style style:name="P61" style:family="paragraph" style:parent-style-name="Text_20_body" style:list-style-name="L16">
      <style:paragraph-properties fo:margin-top="0cm" fo:margin-bottom="0.212cm" fo:text-align="justify" style:justify-single-word="false"/>
      <style:text-properties fo:language="ru" fo:country="RU"/>
    </style:style>
    <style:style style:name="P62" style:family="paragraph" style:parent-style-name="Text_20_body" style:list-style-name="L17">
      <style:paragraph-properties fo:margin-top="0cm" fo:margin-bottom="0.212cm" fo:text-align="justify" style:justify-single-word="false"/>
      <style:text-properties fo:language="ru" fo:country="RU"/>
    </style:style>
    <style:style style:name="P63"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64"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65"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66" style:family="paragraph" style:parent-style-name="Heading_20_1">
      <style:paragraph-properties fo:margin-left="0cm" fo:margin-right="0cm" fo:text-align="center" style:justify-single-word="false" fo:text-indent="0.499cm" style:auto-text-indent="false"/>
    </style:style>
    <style:style style:name="P67" style:family="paragraph" style:parent-style-name="Heading_20_2">
      <style:text-properties fo:language="ru" fo:country="RU"/>
    </style:style>
    <style:style style:name="P68" style:family="paragraph" style:parent-style-name="Heading_20_2">
      <style:paragraph-properties fo:margin-left="0cm" fo:margin-right="0cm" fo:text-indent="0.499cm" style:auto-text-indent="false"/>
    </style:style>
    <style:style style:name="P69" style:family="paragraph" style:parent-style-name="First_20_line_20_indent" style:list-style-name="L17">
      <style:text-properties fo:language="ru" fo:country="RU"/>
    </style:style>
    <style:style style:name="P70" style:family="paragraph" style:parent-style-name="First_20_line_20_indent" style:list-style-name="L18">
      <style:text-properties fo:language="ru" fo:country="RU"/>
    </style:style>
    <style:style style:name="P71"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6934782925641111527" text:style-name="L1">
        <text:list-item>
          <text:p text:style-name="P40">добавить детектив <text:span text:style-name="T1">(реализовано)</text:span>+ магические уроки/трактаты Старсвирла</text:p>
        </text:list-item>
        <text:list-item>
          <text:p text:style-name="P41">Терра несколько раз пытается убить Макса (один раз — в аквапарке). Несколько раз Макса спасает Селестия (даёт приказы Нексусу)</text:p>
        </text:list-item>
        <text:list-item>
          <text:p text:style-name="P41">Книги:</text:p>
        </text:list-item>
      </text:list>
      <text:list xml:id="list7029866531073310362" text:style-name="L2">
        <text:list-item>
          <text:p text:style-name="P42">«Великие грифоны прошлого» - из канона (5<text:span text:style-name="T2">s8e)</text:span></text:p>
        </text:list-item>
        <text:list-item>
          <text:p text:style-name="P42">«Высшие заклинания в повседневном использовании: от песчинки до дворца»</text:p>
        </text:list-item>
        <text:list-item>
          <text:p text:style-name="P42">«Малоизвестные аспекты магии трансформаций»</text:p>
        </text:list-item>
        <text:list-item>
          <text:p text:style-name="P4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2">Дасти Вейфарер «Зебрианская культура, быт и фольклор»</text:p>
        </text:list-item>
        <text:list-item>
          <text:p text:style-name="P42">«Краткая история Эквестрии»</text:p>
        </text:list-item>
        <text:list-item>
          <text:p text:style-name="P42">«Шедевры архитектуры Эквестрии» с разделом о Кантерлотском Королевском Дворце</text:p>
        </text:list-item>
        <text:list-item>
          <text:p text:style-name="P42">«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3177742911831930999" text:style-name="L3">
        <text:list-item>
          <text:p text:style-name="P46">Эквестрия существует несколько тысячелетий</text:p>
        </text:list-item>
        <text:list-item>
          <text:p text:style-name="P46">Селестия — переменчивая пони. В одно време не строгая, а в другое может быть такой, что страшно становится</text:p>
        </text:list-item>
        <text:list-item>
          <text:p text:style-name="P46">Около 820-ти лет назад будущий маг Лайтнинг Стар поступил на обучение к наставнику Тииспоту</text:p>
        </text:list-item>
        <text:list-item>
          <text:p text:style-name="P4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6">У Селестии грива и хвост развеваются и переливаются от магического шампуня</text:p>
        </text:list-item>
        <text:list-item>
          <text:p text:style-name="P46">Дискорд намного старше принцесс, его магия сильнее ихней на голову</text:p>
        </text:list-item>
        <text:list-item>
          <text:p text:style-name="P46">Луна младше Селестии на 3 года. Сёстрам около 5000 лет</text:p>
        </text:list-item>
        <text:list-item>
          <text:p text:style-name="P46">Принцессы начали войну с Дискордом в возрасте, когда им было около 700 лет — и продолжалась война почти сто лет</text:p>
        </text:list-item>
        <text:list-item>
          <text:p text:style-name="P46">Самый главный враг сестёр и Дискорда — скука</text:p>
        </text:list-item>
        <text:list-item>
          <text:p text:style-name="P4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6">Селестия в первые полторы тысячи лет путешествовала — и заварила несколько войн (две — с Эквестрией, в одной была против Луны)</text:p>
        </text:list-item>
        <text:list-item>
          <text:p text:style-name="P46">Настоящий цвет гривы Селестии — клубнично-розовая. Радужный цвет гривы и хвоста поддерживается магией</text:p>
        </text:list-item>
        <text:list-item>
          <text:p text:style-name="P46">Кроме Дискорда, старше сестёр ещё старейшина драконов</text:p>
        </text:list-item>
        <text:list-item>
          <text:p text:style-name="P46">Кэйденс не прожила и 60-ти лет</text:p>
        </text:list-item>
        <text:list-item>
          <text:p text:style-name="P4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6">Народ тихо фигел от нововведений и с ещё большим ожесточением продолжал делать по-своему</text:p>
        </text:list-item>
        <text:list-item>
          <text:p text:style-name="P4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6">Когда пони женятся, они обмениваются ножными браслетами</text:p>
        </text:list-item>
        <text:list-item>
          <text:p text:style-name="P46">Светилами, кроме сестёр, могут управлять единороги (группы), Дискорд, Твайлайт и Старсвирл</text:p>
        </text:list-item>
        <text:list-item>
          <text:p text:style-name="P46">Королева Кризалис — правительница Зелёной Долины</text:p>
        </text:list-item>
        <text:list-item>
          <text:p text:style-name="P46">Мать Луны и Селестии — аликорн Лорен. Мать Дискорда — Алиса (пони-человек)</text:p>
        </text:list-item>
        <text:list-item>
          <text:p text:style-name="P46"><text:soft-page-break/>Сомбра куда более могущественный маг, чем Старсвирл</text:p>
        </text:list-item>
      </text:list>
      <text:p text:style-name="P1"/>
      <text:h text:style-name="P67" text:outline-level="2"/>
      <text:p text:style-name="P19"/>
      <text:p text:style-name="P19">Сюжет (детально)</text:p>
      <text:p text:style-name="P19">Терра</text:p>
      <text:p text:style-name="P19">Замок принцесс</text:p>
      <text:p text:style-name="P19">Кантерлот</text:p>
      <text:p text:style-name="P19">Рассказ Селестии (“1001 ночь”)</text:p>
      <text:p text:style-name="P19">ЛСД-чаепитие</text:p>
      <text:p text:style-name="P19">Рейд пони-рэйнджеров</text:p>
      <text:p text:style-name="P19">Рейд пони-рэйнджеров-2 (продолжение рейда пони-рэйнджеров)</text:p>
      <text:p text:style-name="P19">Продолжение ЛСД-чаепития</text:p>
      <text:p text:style-name="P19">В библиотеке замка Селестии</text:p>
      <text:p text:style-name="P19">Понивилль</text:p>
      <text:p text:style-name="P19">Знакомство с Элементами Гармонии</text:p>
      <text:p text:style-name="P19">Первый сеанс двойного сна. Рэрити</text:p>
      <text:p text:style-name="P19">День с Пинки</text:p>
      <text:p text:style-name="P19">День с Рэйнбоу Дэш</text:p>
      <text:p text:style-name="P19">Сон Рэрити</text:p>
      <text:p text:style-name="P19">Первый сон РД. Рекурсия</text:p>
      <text:p text:style-name="P19">Второй сон РД. Праздник опавших листьев</text:p>
      <text:p text:style-name="P19">Третий сон РД. Fallout</text:p>
      <text:p text:style-name="P19">Четвёртый сон РД. Объединяющий</text:p>
      <text:p text:style-name="P19">Исчезновение Селестии</text:p>
      <text:p text:style-name="P19">Поиск решения</text:p>
      <text:p text:style-name="P19">Поход к замку Принцес-2</text:p>
      <text:p text:style-name="P19">Терра</text:p>
      <text:p text:style-name="P19">Прибытие</text:p>
      <text:p text:style-name="P19">Поиски</text:p>
      <text:p text:style-name="P19">Безнадёжность</text:p>
      <text:p text:style-name="P19">След</text:p>
      <text:p text:style-name="P19">Земля</text:p>
      <text:p text:style-name="P19"/>
      <text:h text:style-name="Heading_20_2" text:outline-level="2"><text:soft-page-break/>Действующие лица</text:h>
      <text:h text:style-name="Heading_20_3" text:outline-level="3">Макс</text:h>
      <text:p text:style-name="P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9">Искусственный интеллект. Создан Владом и Максом. Разработан для управления корпорациями.</text:p>
      <text:h text:style-name="Heading_20_3" text:outline-level="3">Селестия</text:h>
      <text:p text:style-name="P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6">Радужногривая пегаска, один из сильнейших летунов Эквестрии. Работает погодным пони в <text:soft-page-break/>Понивилле. Раньше мечтала поступить в лётную школу Вондерболтов. Элемент верности.</text:p>
      <text:h text:style-name="Heading_20_3" text:outline-level="3">Пинки Пай</text:h>
      <text:p text:style-name="P3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6">Единорог. Холост, молод, мечтателен. Живёт в Кантерлоте. В свободное время рисует облака.</text:p>
      <text:h text:style-name="Heading_20_3" text:outline-level="3">Алекс</text:h>
      <text:p text:style-name="P36">Менеджер проектов, над одним из которых (Нексус) работает Макс.</text:p>
      <text:h text:style-name="Heading_20_3" text:outline-level="3">Ростик</text:h>
      <text:p text:style-name="P36">Лидер команды тестировщиков</text:p>
      <text:h text:style-name="Heading_20_3" text:outline-level="3">Стас</text:h>
      <text:p text:style-name="P36">Программист-новичок в команде Макса.</text:p>
      <text:h text:style-name="Heading_20_3" text:outline-level="3">Рома</text:h>
      <text:p text:style-name="P36">Программист в команде UI-программистов</text:p>
      <text:h text:style-name="Heading_20_3" text:outline-level="3">Анджела</text:h>
      <text:p text:style-name="P36">Сисадмин. Флиртует с Максом.</text:p>
      <text:p text:style-name="P36"/>
      <text:h text:style-name="Heading_20_2" text:outline-level="2"><text:soft-page-break/>Положения</text:h>
      <text:p text:style-name="P36">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6">Трактат Старсвирла Бородатого “Основы магического искусства”</text:p>
      <text:h text:style-name="Heading_20_2" text:outline-level="2">Сюжет (кратко)</text:h>
      <text:p text:style-name="P36">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6">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6">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6">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6">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text:soft-page-break/>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text:soft-page-break/></text:p>
      <text:h text:style-name="Heading_20_2" text:outline-level="2">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oft-page-break/><text:span text:style-name="T2">&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text:soft-page-break/>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7"/>
      <text:p text:style-name="P36">Хм, не понял? Что за хрень?</text:p>
      <text:p text:style-name="P36"/>
      <text:p text:style-name="P37"><text:span text:style-name="T2">&gt;</text:span>\Нексус, почему ты используешь жёсткие настройки?</text:p>
      <text:p text:style-name="P37"><text:span text:style-name="T2">&lt;\</text:span>Настройки правильные.</text:p>
      <text:p text:style-name="P37"/>
      <text:p text:style-name="P36">Хм. Кто-то из релиз-команды лажанулся. Ладно, проехали.</text:p>
      <text:p text:style-name="P36">А что у нас с аналитикой?</text:p>
      <text:p text:style-name="P38"/>
      <text:p text:style-name="P37"><text:span text:style-name="T2">&gt;</text:span>\Нексус, почему ты отвечаешь на вопросы?<text:span text:style-name="T2">&lt;</text:span><text:span text:style-name="T11">придумать что-то поумнее</text:span><text:span text:style-name="T2">&gt;</text:span></text:p>
      <text:p text:style-name="P37"/>
      <text:p text:style-name="P36">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6">Ага, уже теплее.</text:p>
      <text:p text:style-name="P36"/>
      <text:p text:style-name="P37"><text:span text:style-name="T2">&gt;</text:span>\Нексус, выдай диагностику модулей в сжатом формате</text:p>
      <text:p text:style-name="P36"/>
      <text:p text:style-name="P36">Йо! </text:p>
      <text:p text:style-name="P36">Видеокамеры молча наблюдают за поднятым вверх кулаком.</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6"><text:soft-page-break/><text:span text:style-name="T2">– </text:span>Окей. Спасибо, Макс. <text:span text:style-name="T1">Выручил.</text:span></text:p>
      <text:p text:style-name="P36"><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6"><text:span text:style-name="T1">– </text:span>Ааа, понятно. Ну ладно, у меня всё. <text:span text:style-name="T1">Отбой</text:span>!</text:p>
      <text:p text:style-name="P36"><text:span text:style-name="T1">– Отбой</text:span>.</text:p>
      <text:p text:style-name="P36">При выходе из аквариума забрал из шкафчика личные вещи, уходя попрощался с охранником.</text:p>
      <text:p text:style-name="P36">Всё, свободен. Хотя <text:s/>суббота уже испорчена.</text:p>
      <text:p text:style-name="P39">***</text:p>
      <text:p text:style-name="P3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6">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6">Надоело, всё надоело. За-дол-ба-ло!</text:p>
      <text:p text:style-name="P36">Какое-то сосущее чувство. Хочется куда-то бежать, догнать что-то важное, <text:s/>ускользающее из сознания.</text:p>
      <text:p text:style-name="P36">Ах, да. Сбегать вниз, в аптеку, купить средство от бессонницы. Вчера последняя пачка закончилась.</text:p>
      <text:p text:style-name="P3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text:soft-page-break/>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text:soft-page-break/>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text:soft-page-break/>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text:soft-page-break/>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text:soft-page-break/>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text:soft-page-break/></text:p>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text:soft-page-break/>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text:soft-page-break/>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soft-page-break/>***</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text:soft-page-break/>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text:soft-page-break/>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text:soft-page-break/>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text:soft-page-break/>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text:soft-page-break/>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text:soft-page-break/>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text:soft-page-break/>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text:soft-page-break/>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text:soft-page-break/>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text:soft-page-break/>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text:soft-page-break/></text:p>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text:soft-page-break/>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text:soft-page-break/>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text:soft-page-break/>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text:soft-page-break/>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text:soft-page-break/>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text:soft-page-break/>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text:soft-page-break/></text:p>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text:soft-page-break/>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text:soft-page-break/>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text:soft-page-break/>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text:soft-page-break/>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text:soft-page-break/>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text:soft-page-break/>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text:soft-page-break/>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text:soft-page-break/>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text:soft-page-break/>:"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text:soft-page-break/>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text:soft-page-break/>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text:soft-page-break/>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text:soft-page-break/>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text:soft-page-break/>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text:soft-page-break/>.\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68"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4985228084150125823" text:style-name="L4">
        <text:list-item>
          <text:p text:style-name="P49">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060034113383822154" text:style-name="L5">
        <text:list-item>
          <text:p text:style-name="P50">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0">Ну хорошо. Убедила. В конце-концов, можем поступить так. Вы с Флатти вернётесь обратно а я продолжу поиски здесь.</text:p>
        </text:list-item>
        <text:list-item>
          <text:p text:style-name="P50">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0">Вы можете связываться со мной раз в месяц по коридору.</text:p>
        </text:list-item>
        <text:list-item>
          <text:p text:style-name="P50">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0">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2989493430514390015" text:style-name="L6">
        <text:list-item>
          <text:p text:style-name="P51">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1">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1">Конечно оставаться. Кто ещё, кроме нас, может найти её?</text:p>
        </text:list-item>
        <text:list-item>
          <text:p text:style-name="P51">Я думал, ты не сможешь оставить Энджела и всех остальных надолго.</text:p>
        </text:list-item>
        <text:list-item>
          <text:p text:style-name="P51">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3">Извини, Флаттершай, забылся.</text:p>
        </text:list-item>
        <text:list-item>
          <text:p text:style-name="P53">Та ладно, я ж не против, – возразила Эпплджек. – Не парься, Флатти. Было б хуже, если б он <text:s/>назвал меня Эпплджек на людях.</text:p>
        </text:list-item>
        <text:list-item>
          <text:p text:style-name="P53">Ты так... – запнулась Флаттершай. – Так быстро забыла свою ферму. И...</text:p>
        </text:list-item>
        <text:list-item>
          <text:p text:style-name="P53"><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3">Как ты можешь так говорить? – расплакалась Флаттершай.</text:p>
        </text:list-item>
        <text:list-item>
          <text:p text:style-name="P53">Эй, девушки, не ссорьтесь! Мы — одна команда! И надеюсь, останемся ею и в дальнейшем. </text:p>
          <text:p text:style-name="P5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3">А если нет? – Эпплджек смотрела мне мне прямо в глаза.</text:p>
          <text:p text:style-name="P53">Я молча пожал плечами. Эпплджек уверенно продолжила.</text:p>
        </text:list-item>
        <text:list-item>
          <text:p text:style-name="P53">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3">Спасибо, ЭйДжей.</text:p>
        </text:list-item>
        <text:list-item>
          <text:p text:style-name="P53">Я об Эквестрии беспокоюсь. – ворчливо отозвалась Эпплджек. – Надо разобраться с этой ерундой наконец-то. И я чертовски намерена это сделать.</text:p>
          <text:p text:style-name="P53">Флаттершай пробормотала нечто, показавшееся мне знакомым.</text:p>
        </text:list-item>
        <text:list-item>
          <text:p text:style-name="P53">Флатти, ты что-то сказала? Я не расслышал.</text:p>
        </text:list-item>
        <text:list-item>
          <text:p text:style-name="P53">Намерение Изменяет Реальность.</text:p>
        </text:list-item>
        <text:list-item>
          <text:p text:style-name="P53">Эээ. А где ты слышала эту фразу, если не секрет?</text:p>
        </text:list-item>
        <text:list-item>
          <text:p text:style-name="P53">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3">У меня как будто вспыхнула лампочка в мозгу. Кирпичики быстро выстраивались в целостную картину. Я ринулся в прихожую.</text:p>
        </text:list-item>
        <text:list-item>
          <text:p text:style-name="P53">Флатти, ЭйДжей, буду через час. Ждите!</text:p>
        </text:list-item>
      </text:list>
      <text:p text:style-name="P10"/>
      <text:h text:style-name="P67"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67" text:outline-level="2">Дискорд</text:h>
      <text:p text:style-name="Text_20_body"/>
      <text:p text:style-name="P17">Девушки поспешно собирались, пока я растолковывал им задачу.</text:p>
      <text:list xml:id="list6787175000704844756" text:style-name="L7">
        <text:list-item>
          <text:p text:style-name="P47">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7">Это тот твой приятель, который разбился с полгода назад? – спросила Эпплджек.</text:p>
        </text:list-item>
      </text:list>
      <text:list xml:id="list5767808269314001930" text:style-name="L8">
        <text:list-item>
          <text:p text:style-name="P48">Да, это он.</text:p>
        </text:list-item>
        <text:list-item>
          <text:p text:style-name="P48">А как мы попадём в его квартиру? Там сейчас кто-то живёт? – Флаттершай прыгала на одной ноге, натягивая кед.</text:p>
        </text:list-item>
        <text:list-item>
          <text:p text:style-name="P48">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8">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8">Я поднёс брелок пропуска к домофону, но дверь подъезда не открылась. Замигала красная лампочка и <text:soft-page-break/>зажужжал зуммер.</text:p>
      <text:p text:style-name="P18">Я выругался.</text:p>
      <text:list xml:id="list35153221959071110" text:style-name="L9">
        <text:list-item>
          <text:p text:style-name="P43">Макс, что случилось? У нас проблемы?</text:p>
        </text:list-item>
        <text:list-item>
          <text:p text:style-name="P43">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86419655104414934" text:style-name="L10">
        <text:list-item>
          <text:p text:style-name="P44">Так что, будем ломать дверь? – Эпплджек критически осмотрелась, подмечая бабулек на лавочке и зевак во внутреннем скверике.</text:p>
        </text:list-item>
      </text:list>
      <text:list xml:id="list5993365943174718861" text:style-name="L11">
        <text:list-item>
          <text:p text:style-name="P45">Нет нужды. Лучше станьте-ка сзади меня так, чтобы заслонить от этих бабулек и от вооон той камеры наблюдения.</text:p>
        </text:list-item>
      </text:list>
      <text:list xml:id="list4972466484058816486" text:style-name="L12">
        <text:list-header>
          <text:p text:style-name="P5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885057774389357554" text:style-name="L13">
        <text:list-item>
          <text:p text:style-name="P58">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6274093606620673474" text:style-name="L14">
        <text:list-item>
          <text:p text:style-name="P59">Макс, тут окно разбито! И верёвка какая-то висит. – крикнула Флаттершай из кухни.</text:p>
        </text:list-item>
        <text:list-item>
          <text:p text:style-name="P59">Оставь, Флатти, не сейчас! – отмахнулся я.</text:p>
        </text:list-item>
      </text:list>
      <text:p text:style-name="P25">Лампочка питания на ноутбуке горела, <text:s/>но подключенный монитор оставался тёмным. Я постучал по пробелу, но безрезультатно.</text:p>
      <text:list xml:id="list487769844273038214" text:style-name="L15">
        <text:list-item>
          <text:p text:style-name="P6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0">Монитор выключен. – <text:s/>раздалось из угла. Кресло с высокой спинкой повернулось, открыв нашим взорам Дискорда. </text:p>
        </text:list-item>
      </text:list>
      <text:p text:style-name="P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0">Он приподнял панамку, дурашливо здороваясь.</text:p>
      <text:list xml:id="list8270758475381293629" text:style-name="L16">
        <text:list-item>
          <text:p text:style-name="P61">Оп-па! – пробормотала Эпплджек. – Нежданчик!</text:p>
        </text:list-item>
      </text:list>
      <text:list xml:id="list586358983255804869" text:style-name="L17">
        <text:list-item>
          <text:p text:style-name="P62">Ты, я вижу, времени не терял, – моя рука под прикрытием стола медленно тянулась к тяжёлой фарфоровой кружке, стоящей на краю.</text:p>
        </text:list-item>
        <text:list-item>
          <text:p text:style-name="P69">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9">А почему ты вообще решил искать нас тут? – спросила Эпплджек. – Приехал бы домой. Мы б тебя чаем напоили.</text:p>
        </text:list-item>
        <text:list-item>
          <text:p text:style-name="P69">Видишь ли, дорогая Эй-Джей, я с самого начала знал, где находится наша уважаемая принцесса, а времени в обрез, так что...</text:p>
        </text:list-item>
      </text:list>
      <text:p text:style-name="P28">В проёме дверей появилась Флаттершай.</text:p>
      <text:list xml:id="list3630438705189792174" text:style-name="L18">
        <text:list-item>
          <text:p text:style-name="P70">С кем это вы тут разговариваете?</text:p>
          <text:p text:style-name="P71">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8">Оглушённый Дискорд попытался было отъехать на кресле в сторону, но я припёр его стулом к стенке.</text:p>
      <text:p text:style-name="P26">– Жанна, Флатти, хватайте ноут и на выход! Я с ним разберусь! Не теряйте вре...!</text:p>
      <text:p text:style-name="P26">– ТЫ ИДИО...!!!</text:p>
      <text:p text:style-name="P26">Дискорд <text:s/>зорал одновременно со мной, прикрываясь от меня руками, когда раздался оглушительный</text:p>
      <text:p text:style-name="P26">...</text:p>
      <text:p text:style-name="P27">БАХ!!!</text:p>
      <text:p text:style-name="P26">…</text:p>
      <text:p text:style-name="P26">Эпплджек с <text:s/>нервным всхлипом опустила толстенный том «Энтерпрайз-паттернов» , издание девятое, дополненное.</text:p>
      <text:p text:style-name="P20">На лице Дискорда появилось удивлённо-мечтательное выражение и он вырубился.</text:p>
      <text:p text:style-name="P20"/>
      <text:h text:style-name="Heading_20_2" text:outline-level="2">Селестия</text:h>
      <text:p text:style-name="P20"/>
      <text:p text:style-name="P20">Включенный монитор показал схематическое изображение Селестиии, </text:p>
      <text:p text:style-name="P21">&gt;\<text:span text:style-name="T1">Привет, Селестия. Это Макс. Как себя чувствуешь?</text:span></text:p>
      <text:p text:style-name="P21">&lt;\<text:span text:style-name="T1">Макс? МАКС??? МА-А-А-АКС!!! НАКОНЕЦ-ТО! КАК Я РАДА ТЕБЯ СЛЫШАТЬ! </text:span></text:p>
      <text:p text:style-name="P20"/>
      <text:p text:style-name="P21">&gt;\<text:span text:style-name="T1">Я рад, что нашёл тебя, Тия.</text:span></text:p>
      <text:p text:style-name="P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1"><text:soft-page-break/>&gt;\<text:span text:style-name="T1">Тия, я сейчас подключу микрофон и колонки, и мы сможем общаться более удобно.</text:span></text:p>
      <text:p text:style-name="P20">…</text:p>
      <text:p text:style-name="P20">– Привет опять. Как ты меня слышишь?</text:p>
      <text:p text:style-name="P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1">– <text:span text:style-name="T1">Могу себе представить. Как-то раз я провёл три часа камере сенсорной депривации. Мне не понравилось.</text:span></text:p>
      <text:p text:style-name="P20">– Эммм... Ваше Высочество, вы в порядке? Мы так рады, что наконец-то нашли Вас! – вклинилась в разговор Эпплджек.</text:p>
      <text:p text:style-name="P20">– Кто тут? Макс, кто ещё с тобой?</text:p>
      <text:p text:style-name="P2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1">– <text:span text:style-name="T1">Девочки? Я рада вас слышать. А Твайлайт нет рядом?</text:span></text:p>
      <text:p text:style-name="P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0">При этих словах Дискорд замычал и задёргался. Эпплджек нахмурилась и проверила верёвки, привязывающие его к спинке стула.</text:p>
      <text:p text:style-name="P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0">– Ноутбук — так называется место, где я нахожусь сейчас? А кто это мычит?</text:p>
      <text:p text:style-name="P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0">– О, духи предков, но зачем??? Почему у него кляп во рту?</text:p>
      <text:p text:style-name="P20">– Мы связали его. Он нас предал. И тебя. И Эквестрию. Всех.</text:p>
      <text:p text:style-name="P20">При этих словах Эпплджек и Флаттершай непонимающе уставились на меня, а Дискорд протестующе замычал.</text:p>
      <text:p text:style-name="P20">Я начал рассказывать о своих догадках, и непонимающее выражение на лицах девушек сменилось удивлением.</text:p>
      <text:p text:style-name="P20">–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0">– А зачем тогда ты приложила его книгой? – непонимающе уставился я на неё.</text:p>
      <text:p text:style-name="P20">– Потому что ты напал на него. Я и подумала — тебе виднее. И помогла.</text:p>
      <text:p text:style-name="P20">Флаттершай отрицающе мотнула головой.</text:p>
      <text:p text:style-name="P20">– Не может Дискорд быть предателем. Он мой друг.</text:p>
      <text:p text:style-name="P20">Дискорд благодарственно замычал и закивал головой.</text:p>
      <text:p text:style-name="P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0">Дискорд завёл глаза на лоб и обречённо завыл.</text:p>
      <text:p text:style-name="P20">– Макс, постой. Дай мне поговорить с ним. – сказала Селестия. – Не могу поверить, что Дискорд на <text:soft-page-break/>такое пошёл.</text:p>
      <text:p text:style-name="P20">– Ну хорошо. Поговори. Послушаем, что он скажет.</text:p>
      <text:p text:style-name="P20">Я красноречиво покачал кулак перед его носом и вытащил кляп.</text:p>
      <text:p text:style-name="P20">...</text:p>
      <text:p text:style-name="P30">–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0">– Это я-то устраиваю цирк?!! ДА ТЫ НА СЕБЯ ПОСМОТРИ, КЛОУН!!! На людей кидаешься, чашками бросаешься, вон, мне нос разбил! Дерёшься...</text:p>
      <text:p text:style-name="P30">Я угрожающе поднёс тряпку к лицу Дискорда.</text:p>
      <text:p text:style-name="P30">– Ещё одно слово в таком тоне, и ты заткнёшься, а мы уйдём в Эквестрию без тебя!</text:p>
      <text:p text:style-name="P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0">Дискорд демонстративно закрыл рот и посвистывая уставился в потолок.</text:p>
      <text:p text:style-name="P30">Разговор зашёл в тупик.</text:p>
      <text:p text:style-name="P32"/>
      <text:p text:style-name="P33">На мониторе высветился текст:</text:p>
      <text:p text:style-name="P3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3"/>
      <text:p text:style-name="P33">Из колонок послышался лёгкий шорох.</text:p>
      <text:p text:style-name="P30">– Дик, сейчас не время для ссор. – голос Селестии был мягким, но настойчивым. – Мы в одной лодке.</text:p>
      <text:p text:style-name="P30">– Тебе легко говорить! Тебе не разбивали нос и не оскорбляли угрозами!</text:p>
      <text:p text:style-name="P30">– Ты должен понимать, что у Макса были все основания так себя вести. Твоё поведение вызвало подозрения у него, ведь он мало тебя знает. </text:p>
      <text:p text:style-name="P30">К уговорам Селестии присоединилась Флаттершай.</text:p>
      <text:p text:style-name="P30">– Дискорд, миленький, прости его. Макс хороший. Он просто не знал, что ты тоже хороший...</text:p>
      <text:p text:style-name="P30">У Дискорда покраснели уши и он засмущался и заворчал.</text:p>
      <text:p text:style-name="P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0">Я пропустил «дятла» мимо ушей.</text:p>
      <text:p text:style-name="P3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0"/>
      <text:p text:style-name="P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0">Потому разбрасываться такой возможностью не стоит. Если уж тебе повезло оказаться в новом мире — исследуй его сполна!..</text:p>
      <text:p text:style-name="P31">***</text:p>
      <text:p text:style-name="P35">&lt;<text:span text:style-name="T1">сюда можно вставить похождения Дискорда — вторая неопубликованная глава. Первая — секс с Селестией</text:span>&gt;</text:p>
      <text:p text:style-name="P31">***</text:p>
      <text:p text:style-name="P31"/>
      <text:p text:style-name="P33">– Развяжите мне, наконец, руки! Или хотя бы одну. Плечами жестикулировать неудобно.... </text:p>
      <text:p text:style-name="P33">Я развязал Дискорду левую руку.</text:p>
      <text:p text:style-name="P3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3">Дискорд принялся разминать затёкшее запястье.</text:p>
      <text:p text:style-name="P3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3">– Какое письмо, Корди? – вскинулась до этого зачарованно слушавшая Дискорда Флаттершай.</text:p>
      <text:p text:style-name="P33">– Ну ваше же! Вы с Эпплджек написали мне о своих мытарствах тут. Вежливо так написали, спасибо...</text:p>
      <text:p text:style-name="P33">Флаттершай покрылась пунцовыми пятнами.</text:p>
      <text:p text:style-name="P33">– Я... Мы... – тут она совсем стушевалась.</text:p>
      <text:p text:style-name="P33">– Так а почему ты сказал, что никто не уйдёт в Эквестрию? – наконец перебила Дискорда скучавшая до этого Эпплджек.</text:p>
      <text:p text:style-name="P33">Дискорд уставился на неё долгим взглядом, а потом хлопнул себя по лбу.</text:p>
      <text:p text:style-name="P3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3">– И что? – продолжила его мысль Эпплджек.</text:p>
      <text:p text:style-name="P33">– Эквестрийские три месяца КО-РО-ЧЕ местных. – с нажимом повторил Дискорд. – По моим подсчётам, на два дня.</text:p>
      <text:p text:style-name="P33">– И?!! – до меня уже дошло, но Эпплджек продолжала тупить.</text:p>
      <text:p text:style-name="P33">– Короче, времени у нас осталось что-то около пятнадцати минут. Или около того. – заявил Дискорд, поднеся к глазам запястье с массивными часами.</text:p>
      <text:p text:style-name="P33">– СКОЛЬКО??? – воскликнули хором я и девушки.</text:p>
      <text:p text:style-name="P33">Дискорд открыл было рот, но его слова заглушил звонок в дверь.</text:p>
      <text:p text:style-name="P33">– ОТКРОЙТЕ, ПОЛИЦИЯ! Вам даётся полминуты, чтобы открыть дверь. Через тридцать секунд дверь будет выбита!</text:p>
      <text:p text:style-name="P3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3">Массаракш!</text:p>
      <text:p text:style-name="P33">– На крышу, живо!!! Через окно на кухне! – зашипел Дискорд, отчаянно дёргая узлы свободной рукой.</text:p>
      <text:p text:style-name="P33">Эпплджек, одной рукой сгребя в охапку ноутбук, второй увлекая Флаттершай, кинулась на кухню.</text:p>
      <text:p text:style-name="P33">– А толку? Куда мы с крыши денемся? – спросил я растерянно. Дискорд только раздражённо зарычал в ответ.</text:p>
      <text:p text:style-name="P30">Дверь содрогнулась от мощного удара. Послышался стук падающей штукатурки. Я сломя голову кинулся на кухню.</text:p>
      <text:p text:style-name="P30">– Развяжи меня, идиот!!! – гаркнул вдогонку Дискорд.</text:p>
      <text:p text:style-name="P3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0">– Давай на крышу! Я догоню! – рявкнул он, освобождая вторую руку.</text:p>
      <text:p text:style-name="P30">От второго удара дверная коробка крякнула и наполовину въехала в коридор. </text:p>
      <text:p text:style-name="P3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0">Верёвка в кухонном окне дёргалась от движений лезущих по ней Флатти и Эпплджек. Я словил её рукой и стал на подоконник.</text:p>
      <text:p text:style-name="P30">Чёрт!</text:p>
      <text:p text:style-name="P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0">Но нет, триста тысяч чертей, раз девушки смогли – я тоже смогу!</text:p>
      <text:p text:style-name="P30">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0">Я успел сократить расстояние до Эпплджек наполовину, когда девушки нашли решение.</text:p>
      <text:p text:style-name="P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0">Я выдохнул.</text:p>
      <text:p text:style-name="P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0">Чёрт! Чёрт! Чёрт! Чёрт!</text:p>
      <text:p text:style-name="P30">Бля!!!...</text:p>
      <text:p text:style-name="P30">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0"/>
      <text:h text:style-name="Heading_20_2" text:outline-level="2">Назад, в Эквестрию</text:h>
      <text:p text:style-name="P30"/>
      <text:p text:style-name="P30">Долго паниковать не пришлось. </text:p>
      <text:p text:style-name="P30">Я почувствовал сильный рывок за шиворот и захват поперёк груди. </text:p>
      <text:p text:style-name="P30">– ОТПУСТИ ДЕВЧОНКУ!!! – загрохотало мне в ухо. Я открыл глаза.</text:p>
      <text:p text:style-name="P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0"><text:soft-page-break/>Я чуть поднял глаза и уставился в чешуйчатую морду дракона.</text:p>
      <text:p text:style-name="P30">– Отпусти Эпплджек. Я её держу. – повторил Дискорд. – Мне сбалансироваться надо. Вы не такие уж и лёгкие.</text:p>
      <text:p text:style-name="P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0">Наконец это ему удалось, и дальнейший подъём на крышу происходил в молчании.</text:p>
      <text:p text:style-name="P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0">Флаттершай оторвала заплаканное лицо от моей ветровки.</text:p>
      <text:p text:style-name="P30">– Да-да, ты прав, Корди. Я готова.</text:p>
      <text:p text:style-name="P30">На длинной шее Дискорда разместились Эпплджек и Флаттершай. Я, для сохранения баланса, разместился позади крыльев.</text:p>
      <text:p text:style-name="P30">Дискорд расправил крылья и начал короткую пробежку к краю.</text:p>
      <text:p text:style-name="P3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0">И мы полетели навстречу закату.</text:p>
      <text:p text:style-name="P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0">– Пристегните ремни! – проревел Дискорд, резко ускоряясь. – Будет весело!!!</text:p>
      <text:p text:style-name="P3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0">– ЙУУУУУУУХХХУУУУУ!!! – заорал Дискорд, сложил крылья и врезался в шар.</text:p>
      <text:p text:style-name="P34">&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а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5">Ко мне наконец-то пришло понимание ситуации. И одновременно начал вырисовываться план.</text:p>
      <text:p text:style-name="P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text:soft-page-break/>Анакорн замолк, горестно прикрыв лицо в ладонью. Тишина прерывалась только потрескиванием 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5">– Верни Рэйнбоу!!!</text:p>
      <text:p text:style-name="P15">Обломки карандаша выпали из кулака Анакорна на столик.</text:p>
      <text:p text:style-name="P15">– Э-э-э… м-м-м… ну-у-у... Нельзя сказать, что это совсем невыполнимо… Но, прямо скажу, задачка не для студента!</text:p>
      <text:p text:style-name="P15">– А ты студент?</text:p>
      <text:p text:style-name="P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5">– Нет. Плата остаётся неизменной. Тут мы квиты. У меня тоже мало шансов помочь тебе — я не имею ни малейшего понятия, как это сделать.</text:p>
      <text:p text:style-name="P15">Ставшие почти прозрачными стены комнаты снова обрели материальность. Анакорн пожал плечами и протянул мне руку через столик.</text:p>
      <text:p text:style-name="P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text:soft-page-break/>Сказать: «По щучьему велению, по моему хотению...»?</text:p>
      <text:p text:style-name="P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5">Я задумался.</text:p>
      <text:p text:style-name="P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5">Анакорн почесал в затылке.</text:p>
      <text:p text:style-name="P15">– А кьютимарки? Как, <text:span text:style-name="T2">&lt;</text:span><text:span text:style-name="T2">чёрт</text:span><text:span text:style-name="T2">&gt;</text:span> меня побери, объяснить кьютимарки?</text:p>
      <text:p text:style-name="P15">– А кьютимарки ты сам даришь пони, когда распознаёшь их жизненное предназначение.</text:p>
      <text:p text:style-name="P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5">Я пожал плечами.</text:p>
      <text:p text:style-name="P15">– А по-другому я не могу объяснить их появление. К сожалению.</text:p>
      <text:p text:style-name="P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2">– Хорошо. Уболтал. Кьютимарки беру на себя. Так и знал, что мне самое трудное достанется!</text:p>
      <text:p text:style-name="P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2">Анакорн проследил мой взгляд.</text:p>
      <text:p text:style-name="P22">– Нечего так смотреть. Если я стану применять магию вместо ловкости, теряется весь смысл упражнения... О, глянь-ка на Эквус!</text:p>
      <text:p text:style-name="P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2"/>
      <text:p text:style-name="P24">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4"/>
      <text:p text:style-name="P22">Я опять задумался. В голове было пусто. Хотя, если подумать с точки зрения программиста, можно... Наверное можно, раз все предыдущее прокатило...</text:p>
      <text:p text:style-name="P23"><text:soft-page-break/>–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3">– Не понял? Это как? Как ты совместишь разрушенную магическими войнами Эквестрию с романтически-сексуальным раем для попаданцев?</text:p>
      <text:list xml:id="list7829356676033231305" text:style-name="L19">
        <text:list-item>
          <text:p text:style-name="P63">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63">Анакорн долго мусолил карандаш, а потом вдруг заржал.</text:p>
        </text:list-item>
        <text:list-item>
          <text:p text:style-name="P63">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3">Я ничего никому не назначаю. Ты просил меня придумать отмазку для объяснения различий в фэндоме — я придумал. Не нравится — ну, извиняй.</text:p>
          <text:p text:style-name="P63">Анакорн примирительно похлопал меня по плечу.</text:p>
        </text:list-item>
        <text:list-item>
          <text:p text:style-name="P63">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63">Я подозрительно посмотрел на Анакорна.</text:p>
        </text:list-item>
        <text:list-item>
          <text:p text:style-name="P63">Какой ещё, нафиг, «мой фанфик»? Я никакого фанфика не писал. И не собираюсь, вообще-то.</text:p>
        </text:list-item>
      </text:list>
      <text:p text:style-name="P23"><text:tab/>Анакорн ехидно ухмыльнулся и откинулся в кресле, переплетя пальцы за затылком.</text:p>
      <text:list xml:id="list9082006481256117545" text:style-name="L20">
        <text:list-item>
          <text:p text:style-name="P64">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9181959923298159263" text:style-name="L21">
        <text:list-item>
          <text:p text:style-name="P65">Эээ... .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65">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65">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5">Анакорн развёл руками.</text:p>
        </text:list-item>
        <text:list-item>
          <text:p text:style-name="P65">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2"><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2">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p>
      <text:p text:style-name="P12">– Так ведь не только с Рэйнбоу! Ты разве не заметил, что тобой интересуются и остальные — при том, что ты не их вида. Уж поверь, на самом деле в Эквестрии не такой уж сильный дефицит жеребцов, чтобы интересоваться настолько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12">– Вот так раз! А я-то думал, романтика, высокие чувства...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инстинктивное желание Эквуса сохранить себя. А Селестия... Нет, лучше мне не вспоминать о ней.<text:span text:style-name="T2">&lt;&gt;</text:span></text:p>
      <text:p text:style-name="P12">– Не отчаивайся. Хотя начальным толчком послужило стремление Эквуса, но потом были только чувства. Настоящие чувства к тебе. Всё было по-настоящему. Пони — не марионетки Эквуса, у них есть сердце. Пони умеют любить.</text:p>
      <text:p text:style-name="P12">– Та ладно, не утешай. Я не маленький ребёнок. Сделаю то, что ты хочешь. Как сумею.</text:p>
      <text:p text:style-name="P12">– Ну вот и отлично. Рад, что мы наконец-то пришли к сделке.</text:p>
      <text:p text:style-name="P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6">–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text:p text:style-name="P12">...</text:p>
      <text:p text:style-name="P12"/>
      <text:p text:style-name="P12">– Эээ, постой. А как я из Эквестрии возвращался?</text:p>
      <text:p text:style-name="P12">– Я не маг, а демиург. У меня свои методы и свои ограничения. Я работаю на уровне сил мироздания. Магия — слишком мелка для меня.</text:p>
      <text:p text:style-name="P10"/>
      <text:p text:style-name="P10">...</text:p>
      <text:p text:style-name="P12">Изображение Анакорна уже плыло и рябило у меня перед глазами, когда он поднял руку на прощание. Как сквозь подушку, услышал я затихающий голос Анакорна.</text:p>
      <text:list xml:id="list8125569372246868741" text:style-name="L22">
        <text:list-item>
          <text:p text:style-name="P55"><text:soft-page-break/>Ты ещё увидишь пару снов. На прощание.</text:p>
          <text:p text:style-name="P55"/>
        </text:list-item>
      </text:list>
      <text:p text:style-name="P12"/>
      <text:p text:style-name="P12">(Селестия)</text:p>
      <text:list xml:id="list2606303694091786856" text:style-name="L24">
        <text:list-item>
          <text:p text:style-name="P57">Макс, я знаю, о чём ты говорил и с кем — моей власти на это хватает. Будь счастлив и знай — <text:s/>мои чувства к тебе ничто и никто не подталкивал.</text:p>
          <text:p text:style-name="P57"/>
        </text:list-item>
      </text:list>
      <text:p text:style-name="P12">(Дискорд) </text:p>
      <text:list xml:id="list2173335129365213571" text:style-name="L23">
        <text:list-item>
          <text:p text:style-name="P56">Хотя, конечно, с выплеском энергии ты меня здорово подставил. Я и так потратил её туеву хучу, когда драконом вытаскивал вас в Эквестрию. Так ты даже остатков не дал сохранить.</text:p>
        </text:list-item>
      </text:list>
      <text:p text:style-name="P12"/>
      <text:p text:style-name="P11">&lt;<text:span text:style-name="T8">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4">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text:soft-page-break/>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09T00:14:52.46</dc:date>
    <meta:editing-duration>P27DT18H48M34S</meta:editing-duration>
    <meta:editing-cycles>326</meta:editing-cycles>
    <meta:generator>OpenOffice/4.1.1$Win32 OpenOffice.org_project/411m6$Build-9775</meta:generator>
    <dc:creator>макс </dc:creator>
    <meta:document-statistic meta:table-count="0" meta:image-count="0" meta:object-count="0" meta:page-count="77" meta:paragraph-count="908" meta:word-count="41458" meta:character-count="275236"/>
  </office:meta>
</office:document-meta>
</file>